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e5c2" officeooo:paragraph-rsid="0019e5c2"/>
    </style:style>
    <style:style style:name="P2" style:family="paragraph" style:parent-style-name="Standard">
      <style:text-properties officeooo:rsid="001a61f3" officeooo:paragraph-rsid="001a61f3"/>
    </style:style>
    <style:style style:name="P3" style:family="paragraph" style:parent-style-name="Standard">
      <style:text-properties fo:font-weight="bold" officeooo:rsid="001a61f3" officeooo:paragraph-rsid="001a61f3" style:font-weight-asian="bold" style:font-weight-complex="bold"/>
    </style:style>
    <style:style style:name="P4" style:family="paragraph" style:parent-style-name="Standard">
      <style:text-properties officeooo:rsid="001ae66c" officeooo:paragraph-rsid="001ae66c"/>
    </style:style>
    <style:style style:name="P5" style:family="paragraph" style:parent-style-name="Standard" style:list-style-name="L1">
      <style:text-properties officeooo:rsid="0019e5c2" officeooo:paragraph-rsid="0019e5c2"/>
    </style:style>
    <style:style style:name="P6" style:family="paragraph" style:parent-style-name="Standard" style:list-style-name="L2">
      <style:text-properties officeooo:rsid="0019e5c2" officeooo:paragraph-rsid="0019e5c2"/>
    </style:style>
    <style:style style:name="P7" style:family="paragraph" style:parent-style-name="Standard">
      <style:text-properties fo:font-weight="bold" officeooo:rsid="0019e5c2" officeooo:paragraph-rsid="0019e5c2" style:font-weight-asian="bold" style:font-weight-complex="bold"/>
    </style:style>
    <style:style style:name="P8" style:family="paragraph" style:parent-style-name="Standard" style:list-style-name="L3">
      <style:text-properties officeooo:paragraph-rsid="001a61f3"/>
    </style:style>
    <style:style style:name="P9" style:family="paragraph" style:parent-style-name="Standard" style:list-style-name="L3">
      <style:text-properties officeooo:rsid="001a61f3" officeooo:paragraph-rsid="001a61f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1a61f3" style:font-style-asian="italic" style:font-style-complex="italic"/>
    </style:style>
    <style:style style:name="T6" style:family="text">
      <style:text-properties officeooo:rsid="001a61f3"/>
    </style:style>
    <style:style style:name="T7" style:family="text">
      <style:text-properties fo:font-style="normal" officeooo:rsid="001a61f3" style:font-style-asian="normal" style:font-style-complex="normal"/>
    </style:style>
    <style:style style:name="T8" style:family="text">
      <style:text-properties officeooo:rsid="001ae66c"/>
    </style:style>
    <style:style style:name="T9" style:family="text">
      <style:text-properties officeooo:rsid="001de1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itle|</text:span><text:span text:style-name="T2"> </text:span>Summary title</text:p>
      <text:p text:style-name="P1"/>
      <text:p text:style-name="P1"><text:span text:style-name="T1">Authors|</text:span><text:span text:style-name="T2"> </text:span>Author 1<text:span text:style-name="T3">1</text:span>, Author 2<text:span text:style-name="T3">2</text:span>, Author 3<text:span text:style-name="T3">1,2</text:span>, …</text:p>
      <text:p text:style-name="P1"/>
      <text:p text:style-name="P1"><text:span text:style-name="T1">Affiliations|</text:span> 1. Affiliation 1, 2. Affiliation 2, …</text:p>
      <text:p text:style-name="P1"/>
      <text:p text:style-name="P1"/>
      <text:p text:style-name="P1">Maximum:</text:p>
      <text:list xml:id="list2971423804" text:style-name="L1">
        <text:list-item>
          <text:p text:style-name="P5">500 words,</text:p>
        </text:list-item>
        <text:list-item>
          <text:p text:style-name="P5">1 figure (optional),</text:p>
        </text:list-item>
        <text:list-item>
          <text:p text:style-name="P5">250 characters for caption (optional),</text:p>
        </text:list-item>
      </text:list>
      <text:list xml:id="list446812642" text:style-name="L2">
        <text:list-item>
          <text:p text:style-name="P6">10 references.</text:p>
        </text:list-item>
      </text:list>
      <text:p text:style-name="P1"/>
      <text:p text:style-name="P1">Please use this file as template. <text:span text:style-name="T1">Do not remove any trailing section</text:span><text:span text:style-name="T2"> (e.g. </text:span><text:span text:style-name="T1">Title|</text:span><text:span text:style-name="T2">).</text:span></text:p>
      <text:p text:style-name="P1"/>
      <text:p text:style-name="P1">If you want to add a figure, please do not embed it in the text. Instead, send it over with the text, use a placeholder in the text to position it and put a reference placeholder in-line (see <text:span text:style-name="T1">Figure_reference|</text:span>). Give the file a specific name, and avoid generic names like <text:span text:style-name="T4">fig.png</text:span>! Indicate the width accordingly to the portion of text you want to cover (half page/one column, full page, three quarters, ...). We’ll position the figure as close as possible to the reference or where you’d prefer to have it, or at the end of your summary.</text:p>
      <text:p text:style-name="P1"/>
      <text:p text:style-name="P2">Cite your references following the APA <text:span text:style-name="T9">6</text:span>e style. Please avoid using reference managers to add in-line citations.</text:p>
      <text:p text:style-name="P1">Add the bibliography at the end, and consider sending over a bib file containing your references. If you do, please use a specific name for that too <text:span text:style-name="T6">(avoid </text:span><text:span text:style-name="T5">references.bib</text:span><text:span text:style-name="T7">)</text:span>.</text:p>
      <text:p text:style-name="P1">Finally, pack everything and send it over via email <text:span text:style-name="T8">to </text:span><text:a xlink:type="simple" xlink:href="mailto:s.moia.research@gmail.com" text:style-name="Internet_20_link" text:visited-style-name="Visited_20_Internet_20_Link"><text:span text:style-name="T8">s.moia.research@gmail.com</text:span></text:a><text:span text:style-name="T8"> with object “Brainhack proceedings: [project title]”</text:span></text:p>
      <text:p text:style-name="P1"/>
      <text:p text:style-name="P4">Thank you!</text:p>
      <text:p text:style-name="P1"/>
      <text:p text:style-name="P7">Figure_placeholder|</text:p>
      <text:p text:style-name="P1"><text:span text:style-name="T1">Figure_width|</text:span><text:span text:style-name="T2"> Three quarters (or: half page, full page)</text:span></text:p>
      <text:p text:style-name="P1"><text:span text:style-name="T1">Figure_filename| </text:span><text:span text:style-name="T2">myveryspecificfilename.png</text:span></text:p>
      <text:p text:style-name="P1"><text:span text:style-name="T1">Caption|</text:span> <text:s/>Maximum <text:span text:style-name="T8">2</text:span>50 <text:span text:style-name="T8">characters</text:span>.</text:p>
      <text:p text:style-name="P1"/>
      <text:p text:style-name="P1">Lorem ipsum dolor sit amet, consectetur adipiscing elit. Pellentesque sed enim ac purus dapibus convallis. Fusce volutpat dui viverra sem lobortis, at suscipit ante bibendum. Etiam metus lorem, maximus eu nibh at, pulvinar blandit eros. Praesent pharetra luctus eros, vitae fermentum ante suscipit at. Praesent sed blandit odio. Nullam sodales lobortis nibh vulputate tempor. Integer et commodo lectus.</text:p>
      <text:p text:style-name="P1"/>
      <text:p text:style-name="P1">Aenean vitae justo sit amet lectus elementum sollicitudin. Pellentesque lectus quam, suscipit nec feugiat vel, efficitur consectetur metus. Curabitur ultricies sed massa vitae imperdiet. Donec vestibulum tortor vel ante condimentum, eget volutpat metus imperdiet. Nullam commodo sollicitudin augue sed lacinia. Cras nec vulputate nibh. Suspendisse turpis diam, posuere eget tempor egestas, porta et neque. Praesent sagittis enim libero, et rutrum mauris interdum vel. In in diam suscipit, sagittis eros vel, pretium dolor. Duis porttitor quam quis lectus lacinia, ac varius nibh posuere. Orci varius natoque penatibus et magnis dis parturient montes, nascetur ridiculus mus. In eget tincidunt urna. Cras placerat magna ligula, mollis congue neque ullamcorper ut.</text:p>
      <text:p text:style-name="P1"/>
      <text:p text:style-name="P1"><text:soft-page-break/>Suspendisse in efficitur elit, vitae viverra lorem. Nunc dapibus, quam a scelerisque finibus, nulla velit placerat quam, ornare molestie mauris augue et velit. Sed tempus purus eu libero fringilla, scelerisque molestie velit finibus. Maecenas iaculis orci odio, ac pulvinar risus fermentum eu. Lorem ipsum dolor sit amet, consectetur adipiscing elit. Ut faucibus augue leo, sed rhoncus nisi ornare et. Nam in risus nunc. Nullam tincidunt in diam scelerisque molestie. Praesent id accumsan nunc, in lacinia neque.</text:p>
      <text:p text:style-name="P1"/>
      <text:p text:style-name="P1">Ut rutrum neque ac mi elementum sodales. Praesent venenatis sodales massa iaculis porta. Nam viverra nibh porta sodales sollicitudin. Praesent tempus urna nisl, a pulvinar dolor gravida non. Quisque in egestas eros. Donec convallis quam arcu, at posuere augue lobortis et. Mauris sed aliquam orci. Donec aliquet leo vel ultricies placerat. Suspendisse ac iaculis turpis. Mauris condimentum felis a sem sagittis, vitae iaculis enim maximus.</text:p>
      <text:p text:style-name="P1"/>
      <text:p text:style-name="P1">Nunc in eleifend ligula. Mauris imperdiet ac dolor eget semper. Lorem ipsum dolor sit amet, consectetur adipiscing elit. Mauris mattis convallis augue, a egestas augue efficitur a. Maecenas sed ultrices lacus, ac semper est. Duis in justo tincidunt, accumsan velit sit amet, fermentum neque. Praesent quis placerat justo, ac malesuada nibh. Aenean rhoncus, tellus in semper volutpat, enim velit dapibus purus, eu dictum ipsum quam nec ante. In hac habitasse platea dictumst.</text:p>
      <text:p text:style-name="P1"/>
      <text:p text:style-name="P1">Donec tincidunt lacus nec diam venenatis, vel tincidunt odio placerat. Interdum et malesuada fames ac ante ipsum primis in faucibus. Pellentesque accumsan enim at euismod hendrerit. Sed arcu nunc, dignissim ac feugiat et, interdum quis nunc. Maecenas et nulla vitae nunc interdum varius. Praesent cursus elit ipsum, in ultricies tortor luctus non. </text:p>
      <text:p text:style-name="P1"/>
      <text:p text:style-name="P1"/>
      <text:p text:style-name="P3">References|</text:p>
      <text:list xml:id="list1437505328" text:style-name="L3">
        <text:list-item>
          <text:p text:style-name="P9">Some author (1990), Some very lengthy title cause why not we have the space and apparently the more words in your title the more it seems important, Some journal;</text:p>
        </text:list-item>
        <text:list-item>
          <text:p text:style-name="P9">Some other author (2022), Some other title that is less lengthy but not less important, Some journal;</text:p>
        </text:list-item>
        <text:list-item>
          <text:p text:style-name="P8">…</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30T11:11:36.245304721</meta:creation-date>
    <dc:date>2022-06-30T13:35:56.248392879</dc:date>
    <meta:editing-duration>PT8M34S</meta:editing-duration>
    <meta:editing-cycles>3</meta:editing-cycles>
    <meta:generator>LibreOffice/6.0.7.3$Linux_X86_64 LibreOffice_project/00m0$Build-3</meta:generator>
    <meta:document-statistic meta:table-count="0" meta:image-count="0" meta:object-count="0" meta:page-count="2" meta:paragraph-count="28" meta:word-count="708" meta:character-count="4625" meta:non-whitespace-character-count="3950"/>
  </office:meta>
</office:document-meta>
</file>